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2.3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81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59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593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text-underline-style="none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b2b2b2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8cm" svg:height="2.1cm" svg:x="5.8cm" svg:y="10.1cm">
          <text:p text:style-name="P1"><text:span text:style-name="T1"><text:s text:c="3"/></text:span><text:span text:style-name="T1">Entity1 <text:s/></text:span></text:p>
          <text:p text:style-name="P1">Key1</text:p>
          <text:p text:style-name="P1">Key2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cm" svg:height="2.1cm" svg:x="11.5cm" svg:y="10.1cm">
          <text:p text:style-name="P1"><text:span text:style-name="T1"><text:s text:c="3"/></text:span><text:span text:style-name="T1">Entity2 <text:s/></text:span></text:p>
          <text:p text:style-name="P1">Key1</text:p>
          <text:p text:style-name="P1">Key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6cm" svg:y1="11.15cm" svg:x2="11.5cm" svg:y2="11.15cm" draw:start-shape="id1" draw:start-glue-point="1" draw:end-shape="id2" draw:end-glue-point="3" svg:d="M8600 11150h2900" svg:viewBox="0 0 2901 1">
          <text:p text:style-name="P1"><text:span text:style-name="T2">(1) <text:s text:c="7"/>(n)</text:span></text:p>
          <text:p text:style-name="P1"/>
          <text:p text:style-name="P1"/>
        </draw:connector>
        <draw:line draw:style-name="gr3" draw:text-style-name="P2" draw:layer="layout" svg:x1="10.6cm" svg:y1="18.5cm" svg:x2="11.3cm" svg:y2="18.1cm">
          <text:p/>
        </draw:line>
        <draw:line draw:style-name="gr3" draw:text-style-name="P2" draw:layer="layout" svg:x1="11.3cm" svg:y1="18.9cm" svg:x2="10.6cm" svg:y2="18.5cm">
          <text:p/>
        </draw:line>
        <draw:custom-shape draw:style-name="gr4" draw:text-style-name="P3" xml:id="id4" draw:id="id4" draw:layer="layout" svg:width="2.319cm" svg:height="0.9cm" draw:transform="skewX (-0.0165806278939461) translate (11.766cm 13cm)">
          <text:p text:style-name="P1"><text:span text:style-name="T3"><text:s text:c="3"/></text:span><text:span text:style-name="T3">Entity2 <text:s/>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426cm" svg:y1="13.45cm" svg:x2="11.773cm" svg:y2="13.45cm" draw:start-shape="id3" draw:start-glue-point="1" draw:end-shape="id4" draw:end-glue-point="3" svg:d="M8426 13450h3347" svg:viewBox="0 0 3348 1">
          <text:p text:style-name="P1"><text:span text:style-name="T2">(0...1)(1...1)</text:span></text:p>
          <text:p text:style-name="P1"/>
          <text:p text:style-name="P1"/>
        </draw:connector>
        <draw:custom-shape draw:style-name="gr4" draw:text-style-name="P3" xml:id="id3" draw:id="id3" draw:layer="layout" svg:width="2.319cm" svg:height="0.9cm" draw:transform="skewX (-0.0165806278939461) translate (6.1cm 13cm)">
          <text:p text:style-name="P1"><text:span text:style-name="T3"><text:s text:c="3"/></text:span><text:span text:style-name="T3">Entity2 <text:s/>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7cm" svg:y1="13.8cm" svg:x2="8.7cm" svg:y2="13.1cm">
          <text:p/>
        </draw:line>
        <draw:line draw:style-name="gr3" draw:text-style-name="P2" draw:layer="layout" svg:x1="8.9cm" svg:y1="13.8cm" svg:x2="8.9cm" svg:y2="13.1cm">
          <text:p/>
        </draw:line>
        <draw:custom-shape draw:style-name="gr5" draw:text-style-name="P4" draw:layer="layout" svg:width="0.4cm" svg:height="0.5cm" svg:x="11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2cm" svg:y1="13.8cm" svg:x2="11.2cm" svg:y2="13.1cm">
          <text:p/>
        </draw:line>
        <draw:connector draw:style-name="gr2" draw:text-style-name="P2" draw:layer="layout" draw:type="line" svg:x1="8.4cm" svg:y1="18.45cm" svg:x2="11.3cm" svg:y2="18.45cm" svg:d="M8400 18450h2900" svg:viewBox="0 0 2901 1">
          <text:p text:style-name="P1"><text:span text:style-name="T2"/></text:p>
          <text:p text:style-name="P1"/>
          <text:p text:style-name="P1"/>
        </draw:connector>
        <draw:line draw:style-name="gr3" draw:text-style-name="P2" draw:layer="layout" svg:x1="8.4cm" svg:y1="18.8cm" svg:x2="9.1cm" svg:y2="18.4cm">
          <text:p/>
        </draw:line>
        <draw:line draw:style-name="gr3" draw:text-style-name="P2" draw:layer="layout" svg:x1="9.1cm" svg:y1="18.5cm" svg:x2="8.4cm" svg:y2="18.1cm">
          <text:p/>
        </draw:line>
        <draw:custom-shape draw:style-name="gr6" draw:text-style-name="P3" draw:layer="layout" svg:width="1.092cm" svg:height="0.9cm" draw:transform="skewX (-0.0165806278939461) translate (11.3cm 18cm)">
          <text:p text:style-name="P1"><text:span text:style-name="T3"><text:s text:c="3"/></text:span><text:span text:style-name="T3">B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093cm" svg:height="0.9cm" draw:transform="skewX (-0.0165806278939461) translate (7.292cm 18cm)">
          <text:p text:style-name="P1"><text:span text:style-name="T3"><text:s text:c="3"/></text:span><text:span text:style-name="T3">A <text:s/>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208cm" svg:y1="20cm" svg:x2="8.908cm" svg:y2="19.6cm">
          <text:p/>
        </draw:line>
        <draw:line draw:style-name="gr3" draw:text-style-name="P2" draw:layer="layout" svg:x1="8.908cm" svg:y1="20.4cm" svg:x2="8.208cm" svg:y2="20cm">
          <text:p/>
        </draw:line>
        <draw:connector draw:style-name="gr2" draw:text-style-name="P2" draw:layer="layout" draw:type="line" svg:x1="6.008cm" svg:y1="19.95cm" svg:x2="8.908cm" svg:y2="19.95cm" svg:d="M6008 19950h2900" svg:viewBox="0 0 2901 1">
          <text:p text:style-name="P1"><text:span text:style-name="T2"/></text:p>
          <text:p text:style-name="P1"/>
          <text:p text:style-name="P1"/>
        </draw:connector>
        <draw:line draw:style-name="gr3" draw:text-style-name="P2" draw:layer="layout" svg:x1="10.008cm" svg:y1="20.3cm" svg:x2="10.708cm" svg:y2="19.9cm">
          <text:p/>
        </draw:line>
        <draw:line draw:style-name="gr3" draw:text-style-name="P2" draw:layer="layout" svg:x1="10.708cm" svg:y1="20cm" svg:x2="10.008cm" svg:y2="19.6cm">
          <text:p/>
        </draw:line>
        <draw:custom-shape draw:style-name="gr6" draw:text-style-name="P3" xml:id="id5" draw:id="id5" draw:layer="layout" svg:width="1.092cm" svg:height="0.9cm" draw:transform="skewX (-0.0165806278939461) translate (8.908cm 19.5cm)">
          <text:p text:style-name="P1"><text:span text:style-name="T3"><text:s text:c="3"/></text:span><text:span text:style-name="T3">C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093cm" svg:height="0.9cm" draw:transform="skewX (-0.0165806278939461) translate (4.9cm 19.5cm)">
          <text:p text:style-name="P1"><text:span text:style-name="T3"><text:s text:c="3"/></text:span><text:span text:style-name="T3">A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1.092cm" svg:height="0.9cm" draw:transform="skewX (-0.0165806278939461) translate (12.5cm 19.5cm)">
          <text:p text:style-name="P1"><text:span text:style-name="T3"><text:s text:c="3"/></text:span><text:span text:style-name="T3">B <text:s/>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07cm" svg:y1="19.95cm" svg:x2="12.507cm" svg:y2="19.95cm" draw:start-shape="id5" draw:start-glue-point="1" draw:end-shape="id6" draw:end-glue-point="3" svg:d="M10007 19950h2500" svg:viewBox="0 0 2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7:14:08.765685244</meta:creation-date>
    <dc:date>2016-06-07T17:29:52.230993072</dc:date>
    <meta:editing-duration>PT9M6S</meta:editing-duration>
    <meta:editing-cycles>3</meta:editing-cycles>
    <meta:generator>LibreOffice/5.1.3.2$Linux_X86_64 LibreOffice_project/10m0$Build-2</meta:generator>
    <meta:document-statistic meta:object-count="26"/>
  </office:meta>
</office:document-meta>
</file>